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C800000155E8E80859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margin-top="0.365cm" fo:margin-bottom="0cm" style:contextual-spacing="false" style:page-number="1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 style:parent-style-name="Heading_20_1">
      <style:paragraph-properties fo:margin-top="0.499cm" fo:margin-bottom="0cm" style:contextual-spacing="false"/>
    </style:style>
    <style:style style:name="P4" style:family="paragraph">
      <loext:graphic-properties draw:fill="solid" draw:fill-color="#000000"/>
      <style:paragraph-properties fo:text-align="start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1pt"/>
    </style:style>
    <style:style style:name="P6" style:family="paragraph" style:parent-style-name="Text_20_body">
      <style:paragraph-properties fo:margin-top="0.43cm" fo:margin-bottom="0cm" style:contextual-spacing="false">
        <style:tab-stops>
          <style:tab-stop style:position="6.264cm"/>
          <style:tab-stop style:position="12.508cm"/>
        </style:tab-stops>
      </style:paragraph-properties>
    </style:style>
    <style:style style:name="P7" style:family="paragraph" style:parent-style-name="Frame_20_contents">
      <style:paragraph-properties style:punctuation-wrap="hanging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 style:parent-style-name="Text_20_body">
      <style:paragraph-properties fo:margin-top="0.434cm" fo:margin-bottom="0cm" style:contextual-spacing="false"/>
    </style:style>
    <style:style style:name="P10" style:family="paragraph" style:parent-style-name="Text_20_body">
      <style:paragraph-properties fo:margin-top="0.432cm" fo:margin-bottom="0cm" style:contextual-spacing="false">
        <style:tab-stops>
          <style:tab-stop style:position="6.264cm"/>
        </style:tab-stops>
      </style:paragraph-properties>
    </style:style>
    <style:style style:name="P11" style:family="paragraph" style:parent-style-name="Heading_20_1">
      <style:paragraph-properties fo:margin-top="0.429cm" fo:margin-bottom="0cm" style:contextual-spacing="false"/>
    </style:style>
    <style:style style:name="P12" style:family="paragraph" style:parent-style-name="Text_20_body">
      <style:paragraph-properties fo:margin-top="0.429cm" fo:margin-bottom="0cm" style:contextual-spacing="false"/>
    </style:style>
    <style:style style:name="P13" style:family="paragraph" style:parent-style-name="Frame_20_contents">
      <style:paragraph-properties style:punctuation-wrap="hanging"/>
      <style:text-properties officeooo:paragraph-rsid="00140439"/>
    </style:style>
    <style:style style:name="P14" style:family="paragraph" style:parent-style-name="Text_20_body">
      <style:paragraph-properties fo:margin-top="0.436cm" fo:margin-bottom="0cm" style:contextual-spacing="false"/>
    </style:style>
    <style:style style:name="P15" style:family="paragraph" style:parent-style-name="Text_20_body">
      <style:paragraph-properties fo:margin-left="0.019cm" fo:margin-right="4.531cm" fo:margin-top="0.436cm" fo:margin-bottom="0cm" style:contextual-spacing="false" fo:line-height="115%">
        <style:tab-stops>
          <style:tab-stop style:position="3.766cm"/>
        </style:tab-stops>
      </style:paragraph-properties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 style:parent-style-name="Text_20_body">
      <style:paragraph-properties fo:margin-left="0cm" fo:margin-right="0cm"/>
      <style:text-properties fo:color="#000000" loext:opacity="100%"/>
    </style:style>
    <style:style style:name="P18" style:family="paragraph" style:parent-style-name="Text_20_body">
      <style:paragraph-properties fo:margin-left="0cm" fo:margin-right="0cm"/>
    </style:style>
    <style:style style:name="P19" style:family="paragraph" style:parent-style-name="Text_20_body">
      <style:paragraph-properties fo:margin-left="0cm" fo:margin-right="0cm" fo:margin-top="0.252cm" fo:margin-bottom="0cm" style:contextual-spacing="false"/>
    </style:style>
    <style:style style:name="P20" style:family="paragraph" style:parent-style-name="Text_20_body">
      <style:paragraph-properties fo:margin-left="0.019cm" fo:margin-right="0.083cm" fo:margin-top="0.43cm" fo:margin-bottom="0cm" style:contextual-spacing="false" fo:line-height="115%"/>
    </style:style>
    <style:style style:name="P21" style:family="paragraph" style:parent-style-name="List_20_Paragraph" style:list-style-name="WWNum1">
      <style:paragraph-properties fo:margin-left="1.644cm" fo:margin-right="0cm" fo:margin-top="0.353cm" fo:margin-bottom="0cm" style:contextual-spacing="false" fo:line-height="100%" fo:text-align="start" style:justify-single-word="false" fo:text-indent="-0.376cm" style:auto-text-indent="false">
        <style:tab-stops>
          <style:tab-stop style:position="1.644cm"/>
        </style:tab-stops>
      </style:paragraph-properties>
    </style:style>
    <style:style style:name="P22" style:family="paragraph" style:parent-style-name="List_20_Paragraph" style:list-style-name="WWNum1">
      <style:paragraph-properties fo:margin-left="0.019cm" fo:margin-right="0.79cm" fo:margin-top="0.079cm" fo:margin-bottom="0cm" style:contextual-spacing="false" fo:line-height="115%" fo:text-align="start" style:justify-single-word="false" fo:text-indent="1.249cm" style:auto-text-indent="false">
        <style:tab-stops>
          <style:tab-stop style:position="1.644cm"/>
        </style:tab-stops>
      </style:paragraph-properties>
    </style:style>
    <style:style style:name="P23" style:family="paragraph" style:parent-style-name="Text_20_body">
      <style:paragraph-properties fo:margin-left="0cm" fo:margin-right="0cm" fo:margin-top="0.309cm" fo:margin-bottom="0cm" style:contextual-spacing="false"/>
      <style:text-properties fo:color="#000000" loext:opacity="100%"/>
    </style:style>
    <style:style style:name="P24" style:family="paragraph" style:parent-style-name="Text_20_body">
      <style:paragraph-properties fo:margin-top="0.43cm" fo:margin-bottom="0cm" style:contextual-spacing="false"/>
      <style:text-properties fo:color="#000000" loext:opacity="100%" fo:letter-spacing="-0.004cm"/>
    </style:style>
    <style:style style:name="P25" style:family="paragraph" style:parent-style-name="Text_20_body">
      <style:paragraph-properties fo:margin-left="0cm" fo:margin-top="0.43cm" fo:margin-bottom="0cm" style:contextual-spacing="false" fo:text-indent="0cm" style:auto-text-indent="false"/>
      <style:text-properties fo:color="#000000" loext:opacity="100%" fo:letter-spacing="-0.004cm" officeooo:rsid="00192a70" officeooo:paragraph-rsid="00192a70"/>
    </style:style>
    <style:style style:name="P26" style:family="paragraph" style:parent-style-name="Text_20_body">
      <style:paragraph-properties fo:margin-left="0cm" fo:margin-top="0.43cm" fo:margin-bottom="0cm" style:contextual-spacing="false" fo:text-indent="0cm" style:auto-text-indent="false"/>
      <style:text-properties fo:color="#000000" loext:opacity="100%" fo:letter-spacing="-0.004cm"/>
    </style:style>
    <style:style style:name="P27" style:family="paragraph" style:parent-style-name="Text_20_body">
      <style:paragraph-properties fo:margin-left="0cm" fo:margin-right="0cm" fo:margin-top="0.016cm" fo:margin-bottom="0cm" style:contextual-spacing="false"/>
      <style:text-properties fo:color="#000000" loext:opacity="100%" style:font-name="Arial" fo:font-size="10pt" fo:font-style="italic" style:font-size-asian="10pt" style:font-style-asian="italic"/>
    </style:style>
    <style:style style:name="P28" style:family="paragraph" style:parent-style-name="Standard">
      <style:paragraph-properties fo:margin-left="0.019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0.01cm"/>
        </style:tab-stops>
      </style:paragraph-properties>
    </style:style>
    <style:style style:name="P29" style:family="paragraph" style:parent-style-name="Contenu_20_de_20_cadre">
      <style:paragraph-properties fo:margin-left="0.002cm" fo:margin-right="0.002cm" fo:margin-top="0.046cm" fo:margin-bottom="0cm" style:contextual-spacing="false" fo:text-align="center" style:justify-single-word="false" fo:text-indent="0cm" style:auto-text-indent="false"/>
    </style:style>
    <style:style style:name="P30" style:family="paragraph" style:parent-style-name="Contenu_20_de_20_cadre">
      <style:paragraph-properties fo:margin-left="0cm" fo:margin-right="0.002cm" fo:margin-top="0.183cm" fo:margin-bottom="0cm" style:contextual-spacing="false" fo:text-align="center" style:justify-single-word="false" fo:text-indent="0cm" style:auto-text-indent="false"/>
    </style:style>
    <style:style style:name="P31" style:family="paragraph" style:parent-style-name="Contenu_20_de_20_cadre">
      <style:paragraph-properties fo:margin-left="0.035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T1" style:family="text">
      <style:text-properties fo:font-family="'Times New Roman'" style:font-family-generic="roman" style:font-pitch="variable" fo:letter-spacing="0.044cm"/>
    </style:style>
    <style:style style:name="T2" style:family="text">
      <style:text-properties fo:font-family="'Times New Roman'" style:font-family-generic="roman" style:font-pitch="variable" fo:letter-spacing="0.039cm"/>
    </style:style>
    <style:style style:name="T3" style:family="text">
      <style:text-properties fo:font-family="'Times New Roman'" style:font-family-generic="roman" style:font-pitch="variable" fo:letter-spacing="0.041cm"/>
    </style:style>
    <style:style style:name="T4" style:family="text">
      <style:text-properties fo:font-family="'Times New Roman'" style:font-family-generic="roman" style:font-pitch="variable" fo:letter-spacing="0.042cm"/>
    </style:style>
    <style:style style:name="T5" style:family="text">
      <style:text-properties fo:font-family="'Times New Roman'" style:font-family-generic="roman" style:font-pitch="variable" fo:letter-spacing="0.046cm"/>
    </style:style>
    <style:style style:name="T6" style:family="text">
      <style:text-properties fo:letter-spacing="-0.004cm"/>
    </style:style>
    <style:style style:name="T7" style:family="text">
      <style:text-properties style:font-name="Microsoft Sans Serif" style:text-underline-style="none" fo:font-weight="normal" style:font-weight-asian="normal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fo:letter-spacing="-0.011cm" style:text-underline-style="none"/>
    </style:style>
    <style:style style:name="T10" style:family="text">
      <style:text-properties style:font-name="Microsoft Sans Serif" fo:letter-spacing="-0.018cm" style:text-underline-style="none" fo:font-weight="normal" style:font-weight-asian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Arial" fo:language="en" fo:country="US" fo:font-weight="bold" style:font-name-asian="Calibri1" style:font-weight-asian="bold" style:font-weight-complex="bold"/>
    </style:style>
    <style:style style:name="T13" style:family="text">
      <style:text-properties style:text-scale="120%"/>
    </style:style>
    <style:style style:name="T14" style:family="text">
      <style:text-properties fo:letter-spacing="0.007cm" style:text-scale="120%"/>
    </style:style>
    <style:style style:name="T15" style:family="text">
      <style:text-properties fo:letter-spacing="-0.002cm" style:text-scale="120%"/>
    </style:style>
    <style:style style:name="T16" style:family="text">
      <style:text-properties fo:color="#ffffff" loext:opacity="100%" style:text-scale="155%"/>
    </style:style>
    <style:style style:name="T17" style:family="text">
      <style:text-properties fo:color="#ffffff" loext:opacity="100%" fo:letter-spacing="-0.03cm" style:text-scale="155%"/>
    </style:style>
    <style:style style:name="T18" style:family="text">
      <style:text-properties fo:color="#ffffff" loext:opacity="100%" fo:letter-spacing="-0.009cm" style:text-scale="155%"/>
    </style:style>
    <style:style style:name="T19" style:family="text">
      <style:text-properties fo:letter-spacing="-0.009cm"/>
    </style:style>
    <style:style style:name="T20" style:family="text">
      <style:text-properties fo:letter-spacing="-0.004cm" style:text-scale="155%"/>
    </style:style>
    <style:style style:name="T21" style:family="text">
      <style:text-properties fo:color="#ffffff" loext:opacity="100%" fo:letter-spacing="-0.004cm" style:text-scale="155%"/>
    </style:style>
    <style:style style:name="T22" style:family="text">
      <style:text-properties fo:letter-spacing="-0.011cm"/>
    </style:style>
    <style:style style:name="T23" style:family="text">
      <style:text-properties fo:letter-spacing="-0.007cm" style:text-scale="155%"/>
    </style:style>
    <style:style style:name="T24" style:family="text">
      <style:text-properties fo:color="#ffffff" loext:opacity="100%" fo:letter-spacing="-0.007cm" style:text-scale="155%"/>
    </style:style>
    <style:style style:name="T25" style:family="text">
      <style:text-properties fo:letter-spacing="0.139cm" style:text-scale="150%"/>
    </style:style>
    <style:style style:name="T26" style:family="text">
      <style:text-properties fo:letter-spacing="0.042cm"/>
    </style:style>
    <style:style style:name="T27" style:family="text">
      <style:text-properties fo:color="#ffffff" loext:opacity="100%" fo:letter-spacing="-0.004cm"/>
    </style:style>
    <style:style style:name="T28" style:family="text">
      <style:text-properties fo:color="#000000" loext:opacity="100%" style:font-name="Arial" fo:language="en" fo:country="US" fo:font-weight="bold" officeooo:rsid="00140439" style:font-name-asian="Calibri1" style:font-weight-asian="bold" style:font-weight-complex="bold"/>
    </style:style>
    <style:style style:name="T29" style:family="text">
      <style:text-properties fo:color="#000000" loext:opacity="100%" style:font-name="Arial" fo:language="en" fo:country="US" fo:font-weight="bold" officeooo:rsid="00198559" style:font-name-asian="Calibri1" style:font-weight-asian="bold" style:font-weight-complex="bold"/>
    </style:style>
    <style:style style:name="T30" style:family="text">
      <style:text-properties fo:letter-spacing="0.002cm"/>
    </style:style>
    <style:style style:name="T31" style:family="text">
      <style:text-properties fo:letter-spacing="0.115cm"/>
    </style:style>
    <style:style style:name="T32" style:family="text">
      <style:text-properties fo:letter-spacing="0.118cm"/>
    </style:style>
    <style:style style:name="T33" style:family="text">
      <style:text-properties fo:letter-spacing="0.111cm"/>
    </style:style>
    <style:style style:name="T34" style:family="text">
      <style:text-properties style:text-underline-style="none"/>
    </style:style>
    <style:style style:name="T35" style:family="text">
      <style:text-properties fo:letter-spacing="-0.03cm" style:text-underline-style="solid" style:text-underline-width="bold" style:text-underline-color="font-color"/>
    </style:style>
    <style:style style:name="T36" style:family="text">
      <style:text-properties fo:letter-spacing="-0.007cm" style:text-underline-style="solid" style:text-underline-width="bold" style:text-underline-color="font-color"/>
    </style:style>
    <style:style style:name="T37" style:family="text">
      <style:text-properties fo:letter-spacing="0.106cm" style:text-scale="145%"/>
    </style:style>
    <style:style style:name="T38" style:family="text">
      <style:text-properties fo:letter-spacing="-0.004cm" style:text-scale="145%"/>
    </style:style>
    <style:style style:name="T39" style:family="text">
      <style:text-properties fo:color="#ffffff" loext:opacity="100%" fo:letter-spacing="-0.004cm" style:text-scale="145%"/>
    </style:style>
    <style:style style:name="T40" style:family="text">
      <style:text-properties fo:letter-spacing="0.108cm" style:text-scale="150%"/>
    </style:style>
    <style:style style:name="T41" style:family="text">
      <style:text-properties fo:letter-spacing="-0.004cm" style:text-scale="150%"/>
    </style:style>
    <style:style style:name="T42" style:family="text">
      <style:text-properties fo:color="#ffffff" loext:opacity="100%" fo:letter-spacing="-0.004cm" style:text-scale="150%"/>
    </style:style>
    <style:style style:name="T43" style:family="text">
      <style:text-properties fo:letter-spacing="-0.005cm"/>
    </style:style>
    <style:style style:name="T44" style:family="text">
      <style:text-properties fo:letter-spacing="-0.002cm"/>
    </style:style>
    <style:style style:name="T45" style:family="text">
      <style:text-properties fo:color="#000000" loext:opacity="100%" fo:letter-spacing="-0.004cm"/>
    </style:style>
    <style:style style:name="T46" style:family="text">
      <style:text-properties fo:color="#000000" loext:opacity="100%" style:font-name="Arial" fo:language="en" fo:country="US" fo:font-weight="bold" officeooo:rsid="001b4d58" style:font-name-asian="Calibri1" style:font-weight-asian="bold" style:font-weight-complex="bold"/>
    </style:style>
    <style:style style:name="T47" style:family="text">
      <style:text-properties fo:letter-spacing="-0.016cm" style:text-underline-style="solid" style:text-underline-width="bold" style:text-underline-color="font-color"/>
    </style:style>
    <style:style style:name="T48" style:family="text">
      <style:text-properties fo:letter-spacing="-0.012cm" style:text-underline-style="solid" style:text-underline-width="bold" style:text-underline-color="font-color"/>
    </style:style>
    <style:style style:name="T49" style:family="text">
      <style:text-properties fo:letter-spacing="-0.014cm" style:text-underline-style="solid" style:text-underline-width="bold" style:text-underline-color="font-color"/>
    </style:style>
    <style:style style:name="T50" style:family="text">
      <style:text-properties fo:letter-spacing="-0.012cm" style:text-underline-style="none"/>
    </style:style>
    <style:style style:name="T51" style:family="text">
      <style:text-properties fo:font-size="12pt" style:font-size-asian="12pt"/>
    </style:style>
    <style:style style:name="T52" style:family="text">
      <style:text-properties fo:font-size="12pt" fo:letter-spacing="-0.004cm" style:font-size-asian="12pt"/>
    </style:style>
    <style:style style:name="T53" style:family="text">
      <style:text-properties fo:font-size="12pt" fo:letter-spacing="-0.007cm" style:font-size-asian="12pt"/>
    </style:style>
    <style:style style:name="T54" style:family="text">
      <style:text-properties fo:font-size="12pt" fo:letter-spacing="-0.002cm" style:font-size-asian="12pt"/>
    </style:style>
    <style:style style:name="T55" style:family="text">
      <style:text-properties fo:font-size="12pt" fo:letter-spacing="-0.005cm" style:font-size-asian="12pt"/>
    </style:style>
    <style:style style:name="T56" style:family="text">
      <style:text-properties fo:font-size="10pt" style:font-size-asian="10pt"/>
    </style:style>
    <style:style style:name="T57" style:family="text">
      <style:text-properties fo:font-size="10pt" fo:letter-spacing="-0.009cm" style:font-size-asian="10pt"/>
    </style:style>
    <style:style style:name="T58" style:family="text">
      <style:text-properties fo:font-size="10pt" fo:letter-spacing="-0.004cm" style:font-size-asian="10pt"/>
    </style:style>
    <style:style style:name="T59" style:family="text">
      <style:text-properties fo:font-size="10pt" fo:letter-spacing="-0.012cm" style:font-size-asian="10pt"/>
    </style:style>
    <style:style style:name="T60" style:family="text">
      <style:text-properties fo:font-family="Verdana" style:font-family-generic="roman" style:font-pitch="variable" fo:font-size="14pt" fo:font-style="italic" style:font-size-asian="14pt" style:font-style-asian="italic"/>
    </style:style>
    <style:style style:name="T61" style:family="text">
      <style:text-properties fo:color="#000000" loext:opacity="100%" fo:font-family="Verdana" style:font-family-generic="roman" style:font-pitch="variable" fo:font-size="14pt" fo:font-style="italic" style:font-size-asian="14pt" style:font-style-asian="italic" style:text-scale="110%"/>
    </style:style>
    <style:style style:name="T62" style:family="text">
      <style:text-properties fo:color="#000000" loext:opacity="100%" fo:font-family="'Times New Roman'" style:font-family-generic="roman" style:font-pitch="variable" fo:font-size="14pt" fo:letter-spacing="0.072cm" style:font-size-asian="14pt" style:text-scale="110%"/>
    </style:style>
    <style:style style:name="T63" style:family="text">
      <style:text-properties fo:color="#000000" loext:opacity="100%" fo:font-family="Verdana" style:font-family-generic="roman" style:font-pitch="variable" fo:font-size="14pt" fo:letter-spacing="-0.004cm" fo:font-style="italic" style:font-size-asian="14pt" style:font-style-asian="italic" style:text-scale="110%"/>
    </style:style>
    <style:style style:name="T64" style:family="text">
      <style:text-properties fo:color="#000000" loext:opacity="100%" fo:font-family="Verdana" style:font-family-generic="roman" style:font-pitch="variable" fo:font-size="14pt" fo:font-style="italic" style:font-size-asian="14pt" style:font-style-asian="italic" style:text-scale="105%"/>
    </style:style>
    <style:style style:name="T65" style:family="text">
      <style:text-properties fo:color="#000000" loext:opacity="100%" fo:font-family="Verdana" style:font-family-generic="roman" style:font-pitch="variable" fo:font-size="14pt" fo:letter-spacing="-0.007cm" fo:font-style="italic" style:font-size-asian="14pt" style:font-style-asian="italic" style:text-scale="105%"/>
    </style:style>
    <style:style style:name="T66" style:family="text">
      <style:text-properties style:font-name="Calibri" fo:font-size="11pt" style:font-size-asian="11pt"/>
    </style:style>
    <style:style style:name="T67" style:family="text">
      <style:text-properties fo:color="#000000" loext:opacity="100%" style:font-name="Calibri" fo:font-size="11pt" style:font-size-asian="11pt"/>
    </style:style>
    <style:style style:name="T68" style:family="text">
      <style:text-properties fo:color="#000000" loext:opacity="100%" fo:font-family="'Times New Roman'" style:font-family-generic="roman" style:font-pitch="variable" fo:font-size="11pt" fo:letter-spacing="-0.009cm" style:font-size-asian="11pt"/>
    </style:style>
    <style:style style:name="T69" style:family="text">
      <style:text-properties fo:color="#000000" loext:opacity="100%" style:font-name="Calibri" fo:font-size="11pt" fo:letter-spacing="-0.004cm" style:font-size-asian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1.679cm" fo:min-width="8.611cm" fo:padding-top="0.125cm" fo:padding-bottom="0.125cm" fo:padding-left="0.25cm" fo:padding-right="0.25cm" fo:wrap-option="wrap" loext:decorative="false" fo:margin-left="0.014cm" fo:margin-right="0.014cm" fo:margin-top="0.014cm" fo:margin-bottom="0.01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textarea-vertical-align="top" draw:auto-grow-height="false" fo:min-height="20.175cm" fo:min-width="18.888cm" fo:padding-top="0cm" fo:padding-bottom="0cm" fo:padding-left="0cm" fo:padding-right="0cm" fo:wrap-option="wrap" loext:decorative="false" style:run-through="background"/>
    </style:style>
    <style:style style:name="gr4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0.386cm" fo:min-width="4.124cm" fo:padding-top="0cm" fo:padding-bottom="0cm" fo:padding-left="0cm" fo:padding-right="0cm" fo:wrap-option="wrap" loext:decorative="false" style:run-through="back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575cm" fo:min-width="4.05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663cm" fo:min-width="5.36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1.266cm" fo:min-width="8.38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ffffff" draw:fill="solid" draw:fill-color="#ffffff" draw:textarea-vertical-align="top" draw:auto-grow-height="false" fo:min-height="0.369cm" fo:min-width="17.974cm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1.025cm" fo:min-width="9.50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1.06cm" fo:min-width="10.53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1.54cm" fo:min-width="7.38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4.147cm" fo:min-width="3.634cm" fo:padding-top="0.125cm" fo:padding-bottom="0.125cm" fo:padding-left="0.25cm" fo:padding-right="0.25cm" fo:wrap-option="wrap" loext:decorative="false" fo:margin-left="0.014cm" fo:margin-right="0.014cm" fo:margin-top="0.016cm" fo:margin-bottom="0.01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2.9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5" draw:name="Graphic 5" draw:style-name="gr1" draw:text-style-name="P2" svg:width="9.102cm" svg:height="1.92cm" svg:x="6.443cm" svg:y="2.371cm"><text:p/><draw:enhanced-geometry draw:mirror-horizontal="false" draw:mirror-vertical="false" svg:viewBox="0 0 0 0" drawooo:sub-view-size="3276600 690880" draw:text-areas="?f0 ?f2 ?f1 ?f3" draw:type="ooxml-non-primitive" draw:enhanced-path="M 0 690371 L 3276599 690371 3276599 0 0 0 0 690371 Z N"><draw:equation draw:name="f0" draw:formula="0*logwidth/1857600"/><draw:equation draw:name="f1" draw:formula="1859400*logwidth/1857600"/><draw:equation draw:name="f2" draw:formula="0*logheight/391680"/><draw:equation draw:name="f3" draw:formula="393480*logheight/391680"/></draw:enhanced-geometry></draw:custom-shape>Maison<text:span text:style-name="T1"> </text:span>des<text:span text:style-name="T2"> </text:span>Lycéens<text:span text:style-name="T3"> <text:s/></text:span>Lycée<text:span text:style-name="T4"> </text:span>FULBERT<text:span text:style-name="T5"> </text:span>62<text:span text:style-name="T2"> </text:span>rue<text:span text:style-name="T1"> </text:span>St<text:span text:style-name="T3"> </text:span>Chéron<text:span text:style-name="T2"> </text:span>28000<text:span text:style-name="T2"> </text:span><text:span text:style-name="T6">CHARTRES</text:span></text:p>
      <text:h text:style-name="P3" text:outline-level="2" loext:marker-style-name="T7"><draw:g text:anchor-type="char" draw:z-index="3" draw:name="Group 6" draw:style-name="gr2"><draw:custom-shape draw:name="Graphic 7" draw:style-name="gr3" draw:text-style-name="P4" svg:width="18.878cm" svg:height="20.166cm" svg:x="1.064cm" svg:y="0.446cm"><text:p/><draw:enhanced-geometry draw:mirror-horizontal="false" draw:mirror-vertical="false" svg:viewBox="0 0 0 0" drawooo:sub-view-size="6795770 7259320" draw:text-areas="?f0 ?f2 ?f1 ?f3" draw:type="ooxml-non-primitive" draw:enhanced-path="M 6795516 0 L 6789420 0 6789420 6096 6789420 345948 6789420 7252716 6096 7252716 6096 6096 6789420 6096 6789420 0 6096 0 0 0 0 7258812 6096 7258812 6789420 7258812 6795516 7258812 6795516 7252716 6795516 6096 6795516 0 Z N"><draw:equation draw:name="f0" draw:formula="0*logwidth/3852720"/><draw:equation draw:name="f1" draw:formula="3854520*logwidth/3852720"/><draw:equation draw:name="f2" draw:formula="0*logheight/4115520"/><draw:equation draw:name="f3" draw:formula="4117320*logheight/4115520"/></draw:enhanced-geometry></draw:custom-shape><draw:custom-shape draw:name="Graphic 8" draw:style-name="gr4" draw:text-style-name="P5" svg:width="4.114cm" svg:height="0.376cm" svg:x="3.417cm" svg:y="7.53cm"><text:p/><draw:enhanced-geometry draw:mirror-horizontal="false" draw:mirror-vertical="false" svg:viewBox="0 0 0 0" drawooo:sub-view-size="1484630 139065 1484630 139065" draw:text-areas="?f0 ?f2 ?f1 ?f3" draw:type="ooxml-non-primitive" draw:enhanced-path="M 0 138683 L 173735 138683 173735 0 0 0 0 138683 Z N M 1312163 138683 L 1484375 138683 1484375 0 1312163 0 1312163 138683 Z N"><draw:equation draw:name="f0" draw:formula="0*logwidth/839880"/><draw:equation draw:name="f1" draw:formula="841680*logwidth/839880"/><draw:equation draw:name="f2" draw:formula="0*logheight/77040"/><draw:equation draw:name="f3" draw:formula="78840*logheight/77040"/></draw:enhanced-geometry></draw:custom-shape></draw:g><text:span text:style-name="T8">Elève</text:span><text:span text:style-name="T9"> </text:span><text:span text:style-name="T10">:</text:span></text:h>
      <text:p text:style-name="P6"><draw:custom-shape text:anchor-type="char" draw:z-index="7" draw:name="Cadre de texte 1" draw:style-name="gr5" draw:text-style-name="P8" svg:width="4.058cm" svg:height="0.574cm" svg:x="1.513cm" svg:y="0.437cm"><text:p text:style-name="P7" loext:marker-style-name="T11"><text:span text:style-name="T12">${nom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Cadre de texte 2" draw:style-name="gr5" draw:text-style-name="P8" svg:width="4.058cm" svg:height="0.574cm" svg:x="8.193cm" svg:y="0.437cm"><text:p text:style-name="P7" loext:marker-style-name="T11"><text:span text:style-name="T12">${prenom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Cadre de texte 3" draw:style-name="gr5" draw:text-style-name="P8" svg:width="4.058cm" svg:height="0.574cm" svg:x="14.168cm" svg:y="0.416cm"><text:p text:style-name="P7" loext:marker-style-name="T11"><text:span text:style-name="T12">${class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Nom</text:span><text:span text:style-name="T14"> </text:span><text:span text:style-name="T13">:</text:span><text:span text:style-name="T15"> </text:span><text:span text:style-name="T16">……………………..</text:span><text:span text:style-name="T17"> </text:span><text:span text:style-name="T18">……</text:span><text:tab/>Prénom<text:span text:style-name="T19"> </text:span><text:span text:style-name="T20">:</text:span><text:span text:style-name="T21">…………………</text:span><text:tab/>Classe<text:span text:style-name="T22"> </text:span><text:span text:style-name="T23">:</text:span><text:span text:style-name="T24">………</text:span></text:p>
      <text:p text:style-name="P9"><draw:custom-shape text:anchor-type="char" draw:z-index="14" draw:name="Cadre de texte 4" draw:style-name="gr6" draw:text-style-name="P8" svg:width="5.361cm" svg:height="0.662cm" svg:x="4.577cm" svg:y="0.476cm"><text:p text:style-name="P7" loext:marker-style-name="T11"><text:span text:style-name="T12">${date_naissanc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ate<text:span text:style-name="T25"> </text:span>de<text:span text:style-name="T25"> </text:span>naissance<text:span text:style-name="T26"> <text:s/></text:span><text:span text:style-name="T6">:</text:span><text:span text:style-name="T27">……………</text:span></text:p>
      <text:p text:style-name="P10"><draw:custom-shape text:anchor-type="char" draw:z-index="6" draw:name="Cadre de texte 6" draw:style-name="gr6" draw:text-style-name="P8" svg:width="5.361cm" svg:height="0.662cm" svg:x="0.956cm" svg:y="0.423cm"><text:p text:style-name="P7" loext:marker-style-name="T11"><text:span text:style-name="T12">${</text:span><text:span text:style-name="T28">telephone_etudiant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Cadre de texte 8" draw:style-name="gr7" draw:text-style-name="P8" svg:width="8.383cm" svg:height="1.265cm" svg:x="10.31cm" svg:y="0.441cm"><text:p text:style-name="P7" loext:marker-style-name="T11"><text:span text:style-name="T12">${</text:span><text:span text:style-name="T28">email</text:span><text:span text:style-name="T29">_</text:span><text:span text:style-name="T12">etudiant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él :<text:span text:style-name="T30"> </text:span><text:span text:style-name="T27">…………………………….</text:span><text:tab/>Adresse<text:span text:style-name="T31"> <text:s text:c="2"/></text:span>mail<text:span text:style-name="T32"> <text:s text:c="2"/></text:span>:<text:span text:style-name="T33"> <text:s text:c="2"/></text:span><text:span text:style-name="T27">……………………………</text:span></text:p>
      <text:h text:style-name="P11" text:outline-level="2" loext:marker-style-name="T34"><text:span text:style-name="T8">Responsable</text:span><text:span text:style-name="T35"> </text:span><text:span text:style-name="T36">légal</text:span></text:h>
      <text:p text:style-name="P12"><draw:custom-shape text:anchor-type="char" draw:z-index="15" draw:name="Cadre de texte 5" draw:style-name="gr6" draw:text-style-name="P8" svg:width="5.361cm" svg:height="0.662cm" svg:x="2.173cm" svg:y="0.423cm"><text:p text:style-name="P13" loext:marker-style-name="T11"><text:span text:style-name="T12">${nom</text:span><text:span text:style-name="T29">_</text:span><text:span text:style-name="T12">res</text:span><text:span text:style-name="T29">ponsable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m<text:span text:style-name="T37"> <text:s text:c="2"/></text:span><text:span text:style-name="T38">:</text:span><text:span text:style-name="T39">………………………………………..</text:span></text:p>
      <text:p text:style-name="P14"><draw:custom-shape text:anchor-type="char" draw:z-index="16" draw:name="Cadre de texte 7" draw:style-name="gr6" draw:text-style-name="P8" svg:width="5.361cm" svg:height="0.662cm" svg:x="4.004cm" svg:y="0.395cm"><text:p text:style-name="P13" loext:marker-style-name="T11"><text:span text:style-name="T12">${adresse</text:span><text:span text:style-name="T29">_</text:span><text:span text:style-name="T12">re</text:span><text:span text:style-name="T29">sponsable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Adresse<text:span text:style-name="T40"> <text:s text:c="6"/></text:span><text:span text:style-name="T41">:</text:span><text:span text:style-name="T42">………………………………………………………………………………………….</text:span></text:p>
      <text:p text:style-name="P15"><draw:custom-shape text:anchor-type="char" draw:z-index="9" draw:name="Forme 1" draw:style-name="gr8" draw:text-style-name="P16" svg:width="18.474cm" svg:height="0.618cm" svg:x="0.056cm" svg:y="0.877cm"><text:p/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Règlement<text:span text:style-name="T43"> </text:span>10€ à<text:span text:style-name="T6"> </text:span>l’ordre de<text:span text:style-name="T6"> </text:span>la MDL si<text:span text:style-name="T44"> </text:span>paiement<text:span text:style-name="T44"> </text:span>de préférence par<text:span text:style-name="T6"> </text:span>chèque. <text:span text:style-name="T45">Chèques</text:span><text:span text:style-name="T11"><text:tab/></text:span><text:span text:style-name="T45">Espèces</text:span></text:p>
      <text:p text:style-name="P17"/>
      <text:p text:style-name="P18"/>
      <text:p text:style-name="P18"><draw:custom-shape text:anchor-type="char" draw:z-index="11" draw:name="Cadre de texte 12" draw:style-name="gr9" draw:text-style-name="P8" svg:width="9.508cm" svg:height="1.024cm" svg:x="0.026cm" svg:y="0cm"><text:p text:style-name="P7" loext:marker-style-name="T11"><text:span text:style-name="T12">${</text:span><text:span text:style-name="T28">type</text:span><text:span text:style-name="T46">_</text:span><text:span text:style-name="T28">paiement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h text:style-name="Heading_20_1" text:outline-level="2" loext:marker-style-name="T7"><text:span text:style-name="T8">Droit</text:span><text:span text:style-name="T47"> </text:span><text:span text:style-name="T8">à</text:span><text:span text:style-name="T48"> </text:span><text:span text:style-name="T8">l’image</text:span><text:span text:style-name="T48"> </text:span><text:span text:style-name="T8">des</text:span><text:span text:style-name="T49"> </text:span><text:span text:style-name="T8">adhérents</text:span><text:span text:style-name="T50"> </text:span><text:span text:style-name="T10">:</text:span></text:h>
      <text:p text:style-name="P20">Dans<text:span text:style-name="T44"> </text:span>le cadre<text:span text:style-name="T6"> </text:span>de la<text:span text:style-name="T6"> </text:span>communication sur<text:span text:style-name="T6"> </text:span>les<text:span text:style-name="T44"> </text:span>activités<text:span text:style-name="T44"> </text:span>de<text:span text:style-name="T6"> </text:span>l’association<text:span text:style-name="T6"> </text:span>Maison des<text:span text:style-name="T44"> </text:span>Lycéens<text:span text:style-name="T43"> </text:span>(loi 1901), merci de compléter le coupon réponse ci-dessous autorisant ou non :</text:p>
      <text:list text:style-name="WWNum1">
        <text:list-item>
          <text:p text:style-name="P21" loext:marker-style-name="T51"><text:span text:style-name="T51">la</text:span><text:span text:style-name="T52"> </text:span><text:span text:style-name="T51">prise</text:span><text:span text:style-name="T52"> </text:span><text:span text:style-name="T51">de</text:span><text:span text:style-name="T52"> </text:span><text:span text:style-name="T51">photos</text:span><text:span text:style-name="T52"> </text:span><text:span text:style-name="T51">ou</text:span><text:span text:style-name="T53"> </text:span><text:span text:style-name="T52">vidéos,</text:span></text:p>
        </text:list-item>
        <text:list-item>
          <text:p text:style-name="P22" loext:marker-style-name="T51"><text:span text:style-name="T51">L’affichage</text:span><text:span text:style-name="T54"> </text:span><text:span text:style-name="T51">au</text:span><text:span text:style-name="T54"> </text:span><text:span text:style-name="T51">sein</text:span><text:span text:style-name="T54"> </text:span><text:span text:style-name="T51">du lycée la diffusion sur</text:span><text:span text:style-name="T55"> </text:span><text:span text:style-name="T51">le site du lycée,</text:span><text:span text:style-name="T54"> </text:span><text:span text:style-name="T51">dans</text:span><text:span text:style-name="T54"> </text:span><text:span text:style-name="T51">la presse</text:span><text:span text:style-name="T54"> </text:span><text:span text:style-name="T51">ou</text:span><text:span text:style-name="T54"> </text:span><text:span text:style-name="T51">dans</text:span><text:span text:style-name="T54"> </text:span><text:span text:style-name="T51">le </text:span><text:span text:style-name="T52">yearbook</text:span></text:p>
        </text:list-item>
      </text:list>
      <text:p text:style-name="P18"/>
      <text:p text:style-name="P23"/>
      <text:p text:style-name="P24"/>
      <text:p text:style-name="P25"><draw:custom-shape text:anchor-type="char" draw:z-index="10" draw:name="Cadre de texte 11" draw:style-name="gr10" draw:text-style-name="P8" svg:width="10.531cm" svg:height="1.059cm" svg:x="5.447cm" svg:y="0.519cm"><text:p text:style-name="P7" loext:marker-style-name="T11"><text:span text:style-name="T12">${</text:span><text:span text:style-name="T28">autorisation_droit_image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J’autorise le droit a l’image :</text:p>
      <text:p text:style-name="P26"/>
      <text:p text:style-name="P26"/>
      <text:p text:style-name="P27"/>
      <text:p text:style-name="P28" loext:marker-style-name="T56"><text:span text:style-name="T56">Signature</text:span><text:span text:style-name="T57"> </text:span><text:span text:style-name="T56">de</text:span><text:span text:style-name="T57"> </text:span><text:span text:style-name="T58">l’adhérent</text:span><text:span text:style-name="T56"><text:tab/>Signature</text:span><text:span text:style-name="T59"> </text:span><text:span text:style-name="T56">du</text:span><text:span text:style-name="T59"> </text:span><text:span text:style-name="T56">responsable</text:span><text:span text:style-name="T59"> </text:span><text:span text:style-name="T58">lég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Microsoft Sans Serif" fo:font-family="'Microsoft Sans Serif'" style:font-family-generic="roman" style:font-pitch="variable" fo:font-size="11pt" fo:language="fr" fo:country="FR" style:letter-kerning="false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19cm"/>
      <style:text-properties style:font-name="Microsoft Sans Serif" fo:font-family="'Microsoft Sans Serif'" style:font-family-generic="roman" style:font-pitch="variable" fo:font-size="12pt" fo:language="fr" fo:country="FR" style:font-name-asian="Microsoft Sans Serif1" style:font-family-asian="'Microsoft Sans Serif'" style:font-family-generic-asian="system" style:font-pitch-asian="variable" style:font-size-asian="12pt" style:language-asian="en" style:country-asian="US" style:font-name-complex="Microsoft Sans Serif1" style:font-family-complex="'Microsoft Sans Serif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019cm"/>
      <style:text-properties style:font-name="Arial" fo:font-family="Arial" style:font-family-generic="swiss" style:font-pitch="variable" fo:font-size="12pt" fo:language="fr" fo:country="FR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class="chapter">
      <style:paragraph-properties fo:margin-left="0.025cm" fo:margin-top="0.365cm" fo:margin-bottom="0cm" style:contextual-spacing="false"/>
      <style:text-properties style:font-name="Tahoma" fo:font-family="Tahoma" style:font-family-generic="roman" style:font-pitch="variable" fo:font-size="16pt" fo:language="fr" fo:country="FR" style:font-name-asian="Tahoma1" style:font-family-asian="Tahoma" style:font-family-generic-asian="system" style:font-pitch-asian="variable" style:font-size-asian="16pt" style:language-asian="en" style:country-asian="US" style:font-name-complex="Tahoma1" style:font-family-complex="Tahoma" style:font-family-generic-complex="system" style:font-pitch-complex="variable" style:font-size-complex="16pt" style:language-complex="ar" style:country-complex="SA"/>
    </style:style>
    <style:style style:name="List_20_Paragraph" style:display-name="List Paragraph" style:family="paragraph" style:parent-style-name="Standard">
      <style:paragraph-properties fo:margin-left="0.019cm" fo:margin-top="0.079cm" fo:margin-bottom="0cm" style:contextual-spacing="false" fo:text-indent="-0.376cm" style:auto-text-indent="false"/>
      <style:text-properties style:font-name="Microsoft Sans Serif" fo:font-family="'Microsoft Sans Serif'" style:font-family-generic="roman" style:font-pitch="variable" fo:language="fr" fo:country="FR" style:font-name-asian="Microsoft Sans Serif1" style:font-family-asian="'Microsoft Sans Serif'" style:font-family-generic-asian="system" style:font-pitch-asian="variable" style:language-asian="en" style:country-asian="US" style:font-name-complex="Microsoft Sans Serif1" style:font-family-complex="'Microsoft Sans Serif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En-tête_20_et_20_pied_20_de_20_page" style:display-name="En-tête et pied de page" style:family="paragraph" style:parent-style-name="Standard"/>
    <style:style style:name="Header" style:family="paragraph" style:parent-style-name="Header_20_and_20_Footer" style:class="extra"/>
    <style:style style:name="Contenu_20_de_20_cadre" style:display-name="Contenu de cadre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fr" fo:country="FR" fo:font-style="normal" fo:font-weight="normal" style:font-size-asian="12pt" style:language-asian="en" style:country-asian="US" style:font-style-asian="normal" style:font-weight-asian="normal" style:font-name-complex="Microsoft Sans Serif1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377cm" fo:margin-left="0.021cm"/>
        </style:list-level-properties>
        <style:text-properties fo:font-family="'Microsoft Sans Serif'" style:font-style-name="Normal" style:font-family-generic="swiss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1.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3.7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5.5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7.41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9.2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11.1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12.9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377cm" fo:margin-left="14.8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cm" fo:margin-right="0cm" fo:line-height="1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Contenu_20_de_20_cadre">
      <style:paragraph-properties fo:margin-left="0.002cm" fo:margin-right="0.002cm" fo:margin-top="0.046cm" fo:margin-bottom="0cm" style:contextual-spacing="false" fo:text-align="center" style:justify-single-word="false" fo:text-indent="0cm" style:auto-text-indent="false"/>
    </style:style>
    <style:style style:name="MP4" style:family="paragraph" style:parent-style-name="Contenu_20_de_20_cadre">
      <style:paragraph-properties fo:margin-left="0cm" fo:margin-right="0.002cm" fo:margin-top="0.183cm" fo:margin-bottom="0cm" style:contextual-spacing="false" fo:text-align="center" style:justify-single-word="false" fo:text-indent="0cm" style:auto-text-indent="false"/>
    </style:style>
    <style:style style:name="MP5" style:family="paragraph">
      <loext:graphic-properties draw:fill="none"/>
      <style:paragraph-properties fo:text-align="start"/>
      <style:text-properties fo:color="#000000" loext:opacity="100%" fo:font-size="18pt"/>
    </style:style>
    <style:style style:name="MP6" style:family="paragraph" style:parent-style-name="Contenu_20_de_20_cadre">
      <style:paragraph-properties fo:margin-left="0.035cm" fo:margin-right="0cm" fo:margin-top="0cm" fo:margin-bottom="0cm" style:contextual-spacing="false" fo:line-height="0.432cm" fo:text-align="start" style:justify-single-word="false" fo:text-indent="0cm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fo:font-family="Verdana" style:font-family-generic="roman" style:font-pitch="variable" fo:font-size="14pt" fo:font-style="italic" style:font-size-asian="14pt" style:font-style-asian="italic"/>
    </style:style>
    <style:style style:name="MT3" style:family="text">
      <style:text-properties fo:color="#000000" loext:opacity="100%" fo:font-family="Verdana" style:font-family-generic="roman" style:font-pitch="variable" fo:font-size="14pt" fo:font-style="italic" style:font-size-asian="14pt" style:font-style-asian="italic" style:text-scale="110%"/>
    </style:style>
    <style:style style:name="MT4" style:family="text">
      <style:text-properties fo:color="#000000" loext:opacity="100%" fo:font-family="'Times New Roman'" style:font-family-generic="roman" style:font-pitch="variable" fo:font-size="14pt" fo:letter-spacing="0.072cm" style:font-size-asian="14pt" style:text-scale="110%"/>
    </style:style>
    <style:style style:name="MT5" style:family="text">
      <style:text-properties fo:color="#000000" loext:opacity="100%" fo:font-family="Verdana" style:font-family-generic="roman" style:font-pitch="variable" fo:font-size="14pt" fo:letter-spacing="-0.004cm" fo:font-style="italic" style:font-size-asian="14pt" style:font-style-asian="italic" style:text-scale="110%"/>
    </style:style>
    <style:style style:name="MT6" style:family="text">
      <style:text-properties fo:color="#000000" loext:opacity="100%" fo:font-family="Verdana" style:font-family-generic="roman" style:font-pitch="variable" fo:font-size="14pt" fo:font-style="italic" style:font-size-asian="14pt" style:font-style-asian="italic" style:text-scale="105%"/>
    </style:style>
    <style:style style:name="MT7" style:family="text">
      <style:text-properties fo:color="#000000" loext:opacity="100%" fo:font-family="Verdana" style:font-family-generic="roman" style:font-pitch="variable" fo:font-size="14pt" fo:letter-spacing="-0.007cm" fo:font-style="italic" style:font-size-asian="14pt" style:font-style-asian="italic" style:text-scale="105%"/>
    </style:style>
    <style:style style:name="MT8" style:family="text">
      <style:text-properties style:font-name="Calibri" fo:font-size="11pt" style:font-size-asian="11pt"/>
    </style:style>
    <style:style style:name="MT9" style:family="text">
      <style:text-properties fo:color="#000000" loext:opacity="100%" style:font-name="Calibri" fo:font-size="11pt" style:font-size-asian="11pt"/>
    </style:style>
    <style:style style:name="MT10" style:family="text">
      <style:text-properties fo:color="#000000" loext:opacity="100%" fo:font-family="'Times New Roman'" style:font-family-generic="roman" style:font-pitch="variable" fo:font-size="11pt" fo:letter-spacing="-0.009cm" style:font-size-asian="11pt"/>
    </style:style>
    <style:style style:name="MT11" style:family="text">
      <style:text-properties fo:color="#000000" loext:opacity="100%" style:font-name="Calibri" fo:font-size="11pt" fo:letter-spacing="-0.004cm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26cm" svg:stroke-color="#000000" draw:stroke-linejoin="round" draw:fill="none" loext:fill-use-slide-background="false" draw:textarea-vertical-align="top" draw:auto-grow-height="false" fo:min-height="4.147cm" fo:min-width="3.634cm" fo:padding-top="0.125cm" fo:padding-bottom="0.125cm" fo:padding-left="0.25cm" fo:padding-right="0.25cm" fo:wrap-option="wrap" loext:decorative="false" fo:margin-left="0.014cm" fo:margin-right="0.014cm" fo:margin-top="0.016cm" fo:margin-bottom="0.01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1.54cm" fo:min-width="7.389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2.9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32cm" fo:margin-bottom="0.494cm" fo:margin-left="1.249cm" fo:margin-right="1.249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683cm" fo:margin-left="0cm" fo:margin-right="0cm" fo:margin-bottom="4.58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1" text:anchor-type="char" svg:x="0.847cm" svg:y="0.432cm" svg:width="5.253cm" svg:height="3.928cm" draw:z-index="2"><draw:image xlink:href="Pictures/10000000000001C800000155E8E80859.jpg" xlink:type="simple" xlink:show="embed" xlink:actuate="onLoad" draw:mime-type="image/jpeg"/></draw:frame><draw:custom-shape text:anchor-type="char" draw:z-index="2" draw:name="Graphic 2" draw:style-name="Mgr1" draw:text-style-name="MP2" svg:width="4.125cm" svg:height="4.388cm" svg:x="15.909cm" svg:y="0.741cm"><text:p/><draw:enhanced-geometry draw:mirror-horizontal="false" draw:mirror-vertical="false" svg:viewBox="0 0 0 0" drawooo:sub-view-size="1484630 1579245" draw:text-areas="?f0 ?f2 ?f1 ?f3" draw:type="ooxml-non-primitive" draw:enhanced-path="M 0 1578863 L 1484375 1578863 1484375 0 0 0 0 1578863 Z N"><draw:equation draw:name="f0" draw:formula="0*logwidth/841680"/><draw:equation draw:name="f1" draw:formula="843480*logwidth/841680"/><draw:equation draw:name="f2" draw:formula="0*logheight/895320"/><draw:equation draw:name="f3" draw:formula="897120*logheight/895320"/></draw:enhanced-geometry></draw:custom-shape><draw:custom-shape text:anchor-type="char" draw:z-index="4" draw:name="Textbox 3" draw:style-name="Mgr2" draw:text-style-name="MP5" svg:width="7.388cm" svg:height="1.539cm" svg:x="7.31cm" svg:y="2.498cm"><text:p text:style-name="MP3" loext:marker-style-name="MT2"><text:span text:style-name="MT3">FORMULAIRE</text:span><text:span text:style-name="MT4"> </text:span><text:span text:style-name="MT5">D’ADHÉSION</text:span></text:p><text:p text:style-name="MP4" loext:marker-style-name="MT2"><text:span text:style-name="MT6">2025-</text:span><text:span text:style-name="MT7">2026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Textbox 4" draw:style-name="Mgr3" draw:text-style-name="MP5" svg:width="2.929cm" svg:height="0.461cm" svg:x="16.508cm" svg:y="2.722cm"><text:p text:style-name="MP6" loext:marker-style-name="MT8"><text:span text:style-name="MT9">Photo</text:span><text:span text:style-name="MT10"> </text:span><text:span text:style-name="MT11">individuelle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formulaire Adhésion MDL 2024-25</dc:title>
    <meta:initial-creator>secret2</meta:initial-creator>
    <meta:editing-cycles>15</meta:editing-cycles>
    <meta:creation-date>2025-03-25T09:04:07</meta:creation-date>
    <dc:date>2025-12-16T09:22:36.150696400</dc:date>
    <dc:language>fr-FR</dc:language>
    <meta:generator>LibreOffice/25.8.3.2$Windows_X86_64 LibreOffice_project/8ca8d55c161d602844f5428fa4b58097424e324e</meta:generator>
    <meta:editing-duration>PT5M5S</meta:editing-duration>
    <meta:document-statistic meta:table-count="0" meta:image-count="1" meta:object-count="0" meta:page-count="1" meta:paragraph-count="28" meta:word-count="141" meta:character-count="995" meta:non-whitespace-character-count="868"/>
    <meta:user-defined meta:name="AppVersion">16.0000</meta:user-defined>
    <meta:user-defined meta:name="ContentTypeId">0x01010009A0D4411137FF4B838A8F5BA540816B</meta:user-defined>
    <meta:user-defined meta:name="Created" meta:value-type="date">2024-09-17T00:00:00</meta:user-defined>
    <meta:user-defined meta:name="Creator">PDFCreator 2.4.1.13</meta:user-defined>
    <meta:user-defined meta:name="LastSaved" meta:value-type="date">2025-03-25T00:00:00</meta:user-defined>
    <meta:user-defined meta:name="MediaServiceImageTags" meta:value-type="string"/>
    <meta:user-defined meta:name="Producer" meta:value-type="string">PDFCreator 2.4.1.13</meta:user-defined>
    <meta:template xlink:type="simple" xlink:actuate="onRequest" xlink:title="Normal" xlink:href=""/>
  </office:meta>
</office:document-meta>
</file>